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">
      <style:table-properties style:width="17.399cm" fo:margin-left="-0.095cm" style:page-number="auto" table:align="left"/>
    </style:style>
    <style:style style:name="Tabela1.A" style:family="table-column">
      <style:table-column-properties style:column-width="8.599cm"/>
    </style:style>
    <style:style style:name="Tabela1.B" style:family="table-column">
      <style:table-column-properties style:column-width="8.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212587" style:font-weight-asian="bold" style:font-weight-complex="bold"/>
    </style:style>
    <style:style style:name="P3" style:family="paragraph" style:parent-style-name="Standard">
      <loext:graphic-properties draw:fill="none" draw:fill-color="#ffffff"/>
      <style:paragraph-properties fo:background-color="transparent"/>
      <style:text-properties fo:font-weight="bold" officeooo:paragraph-rsid="00212587" style:font-weight-asian="bold" style:font-weight-complex="bold"/>
    </style:style>
    <style:style style:name="P4" style:family="paragraph" style:parent-style-name="Standard">
      <style:text-properties fo:font-weight="bold" officeooo:paragraph-rsid="0021d61e" style:font-weight-asian="bold" style:font-weight-complex="bold"/>
    </style:style>
    <style:style style:name="P5" style:family="paragraph" style:parent-style-name="Standard">
      <style:text-properties fo:font-weight="bold" officeooo:paragraph-rsid="00201763" style:font-weight-asian="bold" style:font-weight-complex="bold"/>
    </style:style>
    <style:style style:name="P6" style:family="paragraph" style:parent-style-name="Standard">
      <style:text-properties fo:font-style="italic" fo:font-weight="bold" officeooo:paragraph-rsid="00201763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line-height="115%"/>
      <style:text-properties fo:font-weight="bold" officeooo:paragraph-rsid="00212587" style:font-weight-asian="bold" style:font-weight-complex="bold"/>
    </style:style>
    <style:style style:name="P8" style:family="paragraph" style:parent-style-name="Standard">
      <style:paragraph-properties fo:line-height="115%"/>
      <style:text-properties fo:font-weight="bold" officeooo:paragraph-rsid="0021d61e" style:font-weight-asian="bold" style:font-weight-complex="bold"/>
    </style:style>
    <style:style style:name="P9" style:family="paragraph" style:parent-style-name="Standard">
      <style:text-properties fo:font-weight="bold" officeooo:paragraph-rsid="00201763" style:font-weight-asian="bold" style:font-weight-complex="bold"/>
    </style:style>
    <style:style style:name="P10" style:family="paragraph" style:parent-style-name="Standard">
      <style:text-properties fo:font-size="10.5pt" fo:font-style="italic" officeooo:paragraph-rsid="00201763" style:font-size-asian="10.5pt" style:font-style-asian="italic" style:font-size-complex="10.5pt" style:font-style-complex="italic"/>
    </style:style>
    <style:style style:name="P11" style:family="paragraph" style:parent-style-name="Standard">
      <style:text-properties fo:font-style="italic" fo:font-weight="bold" officeooo:paragraph-rsid="00201763" style:font-style-asian="italic" style:font-weight-asian="bold" style:font-style-complex="italic" style:font-weight-complex="bold"/>
    </style:style>
    <style:style style:name="P12" style:family="paragraph" style:parent-style-name="Standard">
      <style:text-properties officeooo:paragraph-rsid="00201763"/>
    </style:style>
    <style:style style:name="P13" style:family="paragraph" style:parent-style-name="Standard">
      <loext:graphic-properties draw:fill="none"/>
      <style:paragraph-properties fo:margin-left="0.6cm" fo:margin-right="0.101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size="10.5pt" fo:font-style="normal" officeooo:rsid="00235ce3" officeooo:paragraph-rsid="00235ce3" style:font-size-asian="10.5pt" style:font-style-asian="normal" style:font-size-complex="10.5pt" style:font-style-complex="normal"/>
    </style:style>
    <style:style style:name="P14" style:family="paragraph" style:parent-style-name="Standard">
      <loext:graphic-properties draw:fill="none"/>
      <style:paragraph-properties fo:margin-left="0cm" fo:margin-right="0.101cm" fo:margin-top="0.499cm" fo:margin-bottom="0cm" loext:contextual-spacing="false" fo:line-height="150%" fo:text-align="justify" style:justify-single-word="false" fo:text-indent="0cm" style:auto-text-indent="false" fo:background-color="transparent"/>
      <style:text-properties fo:font-size="14pt" officeooo:paragraph-rsid="00239097" style:font-size-asian="14pt" style:font-size-complex="14pt"/>
    </style:style>
    <style:style style:name="P15" style:family="paragraph" style:parent-style-name="Standard">
      <style:paragraph-properties fo:break-before="column"/>
      <style:text-properties fo:font-weight="bold" officeooo:paragraph-rsid="00201763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1.40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font-size="14pt" officeooo:paragraph-rsid="00239097" style:font-size-asian="14pt" style:font-size-complex="14pt"/>
    </style:style>
    <style:style style:name="P17" style:family="paragraph" style:parent-style-name="Standard" style:master-page-name="">
      <loext:graphic-properties draw:fill="none"/>
      <style:paragraph-properties fo:margin-left="1.40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fo:font-size="14pt" officeooo:paragraph-rsid="00239097" style:font-size-asian="14pt" style:font-size-complex="14pt"/>
    </style:style>
    <style:style style:name="P18" style:family="paragraph" style:parent-style-name="Standard">
      <loext:graphic-properties draw:fill="none"/>
      <style:paragraph-properties fo:margin-left="1.401cm" fo:margin-right="0cm" fo:margin-top="0cm" fo:margin-bottom="0.4cm" loext:contextual-spacing="false" fo:line-height="150%" fo:text-align="justify" style:justify-single-word="false" fo:text-indent="0cm" style:auto-text-indent="false" fo:background-color="transparent"/>
      <style:text-properties fo:font-size="14pt" officeooo:paragraph-rsid="00239097" style:font-size-asian="14pt" style:font-size-complex="14pt"/>
    </style:style>
    <style:style style:name="P19" style:family="paragraph" style:parent-style-name="punkty1" style:list-style-name="punkty1">
      <style:paragraph-properties fo:line-height="115%"/>
    </style:style>
    <style:style style:name="P20" style:family="paragraph" style:parent-style-name="punkty1" style:list-style-name="punkty1">
      <style:paragraph-properties fo:line-height="115%"/>
      <style:text-properties officeooo:paragraph-rsid="00235ce3"/>
    </style:style>
    <style:style style:name="P21" style:family="paragraph" style:parent-style-name="punkty1" style:list-style-name="punkty1">
      <loext:graphic-properties draw:fill="none"/>
      <style:paragraph-properties fo:margin-left="0.6cm" fo:margin-right="0cm" fo:line-height="115%" fo:text-indent="-1.27cm" style:auto-text-indent="false" fo:background-color="transparent" style:writing-mode="page">
        <style:tab-stops/>
      </style:paragraph-properties>
      <style:text-properties officeooo:paragraph-rsid="00235ce3"/>
    </style:style>
    <style:style style:name="P22" style:family="paragraph" style:parent-style-name="punkty1">
      <loext:graphic-properties draw:fill="none"/>
      <style:paragraph-properties fo:margin-left="0.6cm" fo:margin-right="0cm" fo:line-height="115%" fo:text-indent="0cm" style:auto-text-indent="false" fo:background-color="transparent" style:writing-mode="page">
        <style:tab-stops/>
      </style:paragraph-properties>
      <style:text-properties officeooo:paragraph-rsid="00235c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style="italic" style:font-size-asian="10.5pt" style:font-style-asian="italic" style:font-size-complex="10.5pt" style:font-style-complex="italic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Kolumny, sekcje i tabele </text:span></text:p>
      <text:p text:style-name="P14"><text:span text:style-name="T1">Temat</text:span><text:span text:style-name="T2">: </text:span>Zadania poezji i role poety. Zinterpretuj i porównaj podane teksty Czesława </text:p>
      <text:p text:style-name="P17">Miłosza i Ernesta Brylla, uwzględniając wybrane konteksty literackie oraz </text:p>
      <text:p text:style-name="P16">ukształtowanie artystyczne obu tekstów.</text:p>
      <text:p text:style-name="P18"/>
      <text:section text:style-name="Sect1" text:name="Sekcja1">
        <text:p text:style-name="P12"><text:span text:style-name="T1">Czesław Miłosz (1911-2004)</text:span></text:p>
        <text:p text:style-name="P5"/>
        <text:p text:style-name="P6">Który skrzywdziłeś</text:p>
        <text:p text:style-name="P12"/>
        <text:p text:style-name="P12">Który skrzywdziłeś człowieka prostego</text:p>
        <text:p text:style-name="P12">Śmiechem nad krzywdą jego wybuchając,</text:p>
        <text:p text:style-name="P12">Gromadę błaznów koło siebie mając</text:p>
        <text:p text:style-name="P12">Na pomieszanie dobrego i złego,</text:p>
        <text:p text:style-name="P12">Choćby przed tobą wszyscy się skłonili</text:p>
        <text:p text:style-name="P12">Cnotę i mądrość tobie przypisując,</text:p>
        <text:p text:style-name="P12">Złote medale na twoją cześć kując,</text:p>
        <text:p text:style-name="P12">Radzi że jeszcze jeden dzień przeżyli,</text:p>
        <text:p text:style-name="P12"/>
        <text:p text:style-name="P12">Nie bądź bezpieczny. Poeta pamięta</text:p>
        <text:p text:style-name="P12">Możesz go zabić - narodzi się nowy.</text:p>
        <text:p text:style-name="P12">Spisane będą czyny i rozmowy.</text:p>
        <text:p text:style-name="P12"/>
        <text:p text:style-name="P12">Lepszy dla ciebie byłby świt zimowy</text:p>
        <text:p text:style-name="P12">I sznur i gałąź pod ciężarem zgięta.</text:p>
        <text:p text:style-name="P12"/>
        <text:p text:style-name="P10">Washington D.C., 1950 (Światło dzienne, 1953)</text:p>
        <text:p text:style-name="P12"/>
        <text:p text:style-name="P12"/>
        <text:p text:style-name="P15">Ernest Bryll (ur. 1935)</text:p>
        <text:p text:style-name="P5"/>
        <text:p text:style-name="P6">Ten, który…</text:p>
        <text:p text:style-name="P12"/>
        <text:p text:style-name="P12">Ten, który skrzywdził człowieka prostego</text:p>
        <text:p text:style-name="P12">Wynajdzie rymopisów, co wszystko wymażą</text:p>
        <text:p text:style-name="P12">i historyka w dowodach zręcznego</text:p>
        <text:p text:style-name="P12">Który wyrzeźbi dzieje z tak dostojną twarzą</text:p>
        <text:p text:style-name="P12">Jak nigdy w dziejach nie bywało.</text:p>
        <text:p text:style-name="P12">Ten, który zbrodnię czynił - byle wszystko cało</text:p>
        <text:p text:style-name="P12">Znajdzie w ciemności wieków swoją sprawiedliwość</text:p>
        <text:p text:style-name="P12">Chociaż siał burze, słodkie zbierze ziarno.</text:p>
        <text:p text:style-name="P12"/>
        <text:p text:style-name="P12">Takie jest doświadczenie. A my byśmy chcieli</text:p>
        <text:p text:style-name="P12">Aby się słowa poety lękano</text:p>
        <text:p text:style-name="P12">By imperatorowie w pomiętej pościeli</text:p>
        <text:p text:style-name="P12">Pocili się, myśleli - co o nich pisano</text:p>
        <text:p text:style-name="P12"/>
        <text:p text:style-name="P12">Takie jest doświadczenie, które zawsze znano</text:p>
        <text:p text:style-name="P12">I zawsze przeciw głupi poeci lecieli.</text:p>
        <text:p text:style-name="P12"/>
        <text:p text:style-name="P12"><text:span text:style-name="T3">Zwierzątko, 1975</text:span></text:p>
        <text:p text:style-name="P12"><text:span text:style-name="T3"/></text:p>
      </text:section>
      <text:p text:style-name="P1">I. Rozwinięcie tematu (22 pkt)</text:p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Miłosz, Który skrzywdziłeś</text:p>
          </table:table-cell>
          <table:table-cell table:style-name="Tabela1.B1" office:value-type="string">
            <text:p text:style-name="P4">Bryll, Ten, który…</text:p>
          </table:table-cell>
        </table:table-row>
        <table:table-row>
          <table:table-cell table:style-name="Tabela1.A2" table:number-columns-spanned="2" office:value-type="string">
            <text:p text:style-name="P3">Kreacja podmiotu lirycznego</text:p>
          </table:table-cell>
          <table:covered-table-cell/>
        </table:table-row>
        <table:table-row>
          <table:table-cell table:style-name="Tabela1.A7" office:value-type="string">
            <text:list xml:id="list341740326339456098" text:style-name="punkty1">
              <text:list-item>
                <text:p text:style-name="P19">pewny własnej wartości roli poeta;</text:p>
              </text:list-item>
              <text:list-item>
                <text:p text:style-name="P19">obserwator i krytyk piętnujący zło;</text:p>
              </text:list-item>
            </text:list>
            <text:list xml:id="list3542287103" text:style-name="punkty1">
              <text:list-item>
                <text:p text:style-name="P19">osoba zaangażowana;</text:p>
              </text:list-item>
            </text:list>
          </table:table-cell>
          <table:table-cell table:style-name="Tabela1.B3" office:value-type="string">
            <text:list xml:id="list235245447600924" text:continue-list="list341740326339456098" text:style-name="punkty1">
              <text:list-item>
                <text:p text:style-name="P20">racjonalista odrzucający idealizowanie</text:p>
                <text:p text:style-name="P21">rzeczywistości;</text:p>
              </text:list-item>
              <text:list-item>
                <text:p text:style-name="P19">ironiczny, sarkastyczny krytyk;</text:p>
              </text:list-item>
              <text:list-item>
                <text:p text:style-name="P19">osoba zachowująca dystans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7">Adresat liryczny</text:p>
          </table:table-cell>
          <table:covered-table-cell/>
        </table:table-row>
        <table:table-row>
          <table:table-cell table:style-name="Tabela1.A7" office:value-type="string">
            <text:list xml:id="list235245822942429" text:continue-numbering="true" text:style-name="punkty1">
              <text:list-item>
                <text:p text:style-name="P19">człowiek lekceważący człowieka i normy moralne;</text:p>
              </text:list-item>
              <text:list-item>
                <text:p text:style-name="P19">tyran, zadufany w sobie, pyszny i dumny władca;</text:p>
              </text:list-item>
            </text:list>
          </table:table-cell>
          <table:table-cell table:style-name="Tabela1.B5" office:value-type="string">
            <text:list xml:id="list235246459914236" text:continue-numbering="true" text:style-name="punkty1">
              <text:list-item>
                <text:p text:style-name="P19">retoryczne "my", czyli "wy" - podm. zdystansowany!</text:p>
              </text:list-item>
              <text:list-item>
                <text:p text:style-name="P19"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8">Władca i społeczeństwo</text:p>
          </table:table-cell>
          <table:covered-table-cell/>
        </table:table-row>
        <table:table-row>
          <table:table-cell table:style-name="Tabela1.A7" office:value-type="string">
            <text:list xml:id="list235246042219880" text:continue-numbering="true" text:style-name="punkty1">
              <text:list-item>
                <text:p text:style-name="P19">spersonalizowany (2 os. lp.) - wzmocnienie groźby;</text:p>
              </text:list-item>
              <text:list-item>
                <text:p text:style-name="P19">strachem podporządkowuje sobie innych;</text:p>
              </text:list-item>
              <text:list-item>
                <text:p text:style-name="P19">poddańczo wychwalany i idealizowany;</text:p>
              </text:list-item>
            </text:list>
          </table:table-cell>
          <table:table-cell table:style-name="Tabela1.B7" office:value-type="string">
            <text:list xml:id="list235246057848654" text:continue-numbering="true" text:style-name="punkty1">
              <text:list-item>
                <text:p text:style-name="P20">uprzedmiotowiony (3 os.) - niedosięgły; cyniczny i</text:p>
              </text:list-item>
            </text:list>
            <text:p text:style-name="P22">szyderczy manipulator; gardzi człowiekiem i prawdą;</text:p>
            <text:list xml:id="list235246812811198" text:continue-numbering="true" text:style-name="punkty1">
              <text:list-item>
                <text:p text:style-name="P20">żąda poklasku, w praktyce triumfuje;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unkty1" style:family="paragraph" style:parent-style-name="Standard">
      <style:paragraph-properties style:writing-mode="page">
        <style:tab-stops/>
      </style:paragraph-properties>
      <style:text-properties fo:font-size="10.5p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unkty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6cm" fo:text-indent="-1.27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04:34.719882664</meta:creation-date>
    <dc:date>2017-11-07T23:52:44.849000000</dc:date>
    <meta:editing-duration>PT12M</meta:editing-duration>
    <meta:editing-cycles>3</meta:editing-cycles>
    <meta:generator>LibreOffice/5.2.3.3$Windows_x86 LibreOffice_project/d54a8868f08a7b39642414cf2c8ef2f228f780cf</meta:generator>
    <meta:document-statistic meta:table-count="1" meta:image-count="0" meta:object-count="0" meta:page-count="1" meta:paragraph-count="60" meta:word-count="323" meta:character-count="2168" meta:non-whitespace-character-count="1918"/>
  </office:meta>
</office:document-meta>
</file>